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5" style:family="paragraph" style:parent-style-name="Standard">
      <style:paragraph-properties fo:text-align="justify" style:justify-single-word="false"/>
      <style:text-properties fo:font-size="12pt" fo:font-weight="normal" officeooo:rsid="0017c501" officeooo:paragraph-rsid="001570fe" style:font-size-asian="10.5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officeooo:rsid="0017c501" officeooo:paragraph-rsid="0017c50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8c351c" officeooo:paragraph-rsid="00a73b3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985bf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8ca77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text-line-through-style="none" style:text-line-through-type="none" fo:font-size="12pt" fo:font-weight="normal" officeooo:rsid="0073bdfe" officeooo:paragraph-rsid="00754ec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fo:font-size="12pt" fo:font-weight="normal" officeooo:rsid="00961d59" officeooo:paragraph-rsid="00961d5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fo:font-size="12pt" fo:font-weight="normal" officeooo:rsid="009a22bf" officeooo:paragraph-rsid="009a22b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fo:font-size="12pt" fo:font-weight="normal" officeooo:rsid="009c274b" officeooo:paragraph-rsid="009c274b"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fo:font-size="12pt" fo:font-weight="normal" officeooo:rsid="009fb03b" officeooo:paragraph-rsid="009fb03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fo:font-size="12pt" fo:font-weight="normal" officeooo:rsid="00a03be8" officeooo:paragraph-rsid="00a03be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fo:font-size="12pt" fo:font-weight="normal" officeooo:rsid="00a074c4" officeooo:paragraph-rsid="00a074c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fo:font-size="12pt" fo:font-weight="normal" officeooo:rsid="00a6e896" officeooo:paragraph-rsid="00a6e89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8c351c" style:font-size-asian="14pt" style:font-weight-asian="bold" style:font-size-complex="16pt" style:font-weight-complex="bold"/>
    </style:style>
    <style:style style:name="P28" style:family="paragraph" style:parent-style-name="Standard">
      <style:paragraph-properties fo:text-align="justify"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29" style:family="paragraph" style:parent-style-name="Standard">
      <style:paragraph-properties fo:text-align="justify"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P30" style:family="paragraph" style:parent-style-name="Standard">
      <style:paragraph-properties fo:text-align="justify" style:justify-single-word="false"/>
      <style:text-properties officeooo:paragraph-rsid="001570fe"/>
    </style:style>
    <style:style style:name="P31" style:family="paragraph" style:parent-style-name="Standard">
      <style:paragraph-properties fo:text-align="justify" style:justify-single-word="false"/>
      <style:text-properties officeooo:rsid="001a203f" officeooo:paragraph-rsid="001a203f"/>
    </style:style>
    <style:style style:name="P32" style:family="paragraph" style:parent-style-name="Standard">
      <style:paragraph-properties fo:text-align="justify" style:justify-single-word="false"/>
      <style:text-properties officeooo:rsid="002ab26e" officeooo:paragraph-rsid="002ab26e"/>
    </style:style>
    <style:style style:name="P33" style:family="paragraph" style:parent-style-name="Standard">
      <style:paragraph-properties fo:text-align="justify" style:justify-single-word="false"/>
      <style:text-properties officeooo:rsid="00366d88" officeooo:paragraph-rsid="00366d88"/>
    </style:style>
    <style:style style:name="P34" style:family="paragraph" style:parent-style-name="Standard">
      <style:paragraph-properties fo:text-align="justify" style:justify-single-word="false"/>
      <style:text-properties officeooo:rsid="004e6c92" officeooo:paragraph-rsid="00515ad4"/>
    </style:style>
    <style:style style:name="P35" style:family="paragraph" style:parent-style-name="Standard">
      <style:paragraph-properties fo:text-align="justify" style:justify-single-word="false"/>
      <style:text-properties officeooo:rsid="0052fc51" officeooo:paragraph-rsid="0052fc51"/>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style:text-line-through-style="none" style:text-line-through-type="none" fo:font-size="12pt" fo:font-weight="normal"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5"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6"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27"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28"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29"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30"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31"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32"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33"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42" style:family="text">
      <style:text-properties officeooo:rsid="00564761"/>
    </style:style>
    <style:style style:name="T43" style:family="text">
      <style:text-properties officeooo:rsid="00585581"/>
    </style:style>
    <style:style style:name="T44" style:family="text">
      <style:text-properties officeooo:rsid="005b6556"/>
    </style:style>
    <style:style style:name="T45" style:family="text">
      <style:text-properties officeooo:rsid="005e5050"/>
    </style:style>
    <style:style style:name="T46" style:family="text">
      <style:text-properties fo:font-weight="bold" style:font-weight-asian="bold" style:font-weight-complex="bold"/>
    </style:style>
    <style:style style:name="T47" style:family="text">
      <style:text-properties fo:font-weight="bold" officeooo:rsid="001570fe" style:font-weight-asian="bold" style:font-weight-complex="bold"/>
    </style:style>
    <style:style style:name="T48" style:family="text">
      <style:text-properties fo:font-weight="bold" officeooo:rsid="0094a44f" style:font-weight-asian="bold" style:font-weight-complex="bold"/>
    </style:style>
    <style:style style:name="T49" style:family="text">
      <style:text-properties fo:font-weight="bold" officeooo:rsid="00953c2a" style:font-weight-asian="bold" style:font-weight-complex="bold"/>
    </style:style>
    <style:style style:name="T50" style:family="text">
      <style:text-properties fo:font-weight="bold" officeooo:rsid="00778596" style:font-weight-asian="bold" style:font-weight-complex="bold"/>
    </style:style>
    <style:style style:name="T51" style:family="text">
      <style:text-properties fo:font-weight="bold" officeooo:rsid="00a3b81b" style:font-weight-asian="bold" style:font-weight-complex="bold"/>
    </style:style>
    <style:style style:name="T52" style:family="text">
      <style:text-properties fo:font-weight="bold" officeooo:rsid="00a66a82" style:font-weight-asian="bold" style:font-weight-complex="bold"/>
    </style:style>
    <style:style style:name="T53" style:family="text">
      <style:text-properties officeooo:rsid="006655f5"/>
    </style:style>
    <style:style style:name="T54" style:family="text">
      <style:text-properties officeooo:rsid="006a8af0"/>
    </style:style>
    <style:style style:name="T55" style:family="text">
      <style:text-properties officeooo:rsid="006e211c"/>
    </style:style>
    <style:style style:name="T56" style:family="text">
      <style:text-properties officeooo:rsid="007419dc"/>
    </style:style>
    <style:style style:name="T57" style:family="text">
      <style:text-properties officeooo:rsid="00754ec5"/>
    </style:style>
    <style:style style:name="T58" style:family="text">
      <style:text-properties officeooo:rsid="00778596"/>
    </style:style>
    <style:style style:name="T59" style:family="text">
      <style:text-properties officeooo:rsid="007bf662"/>
    </style:style>
    <style:style style:name="T60" style:family="text">
      <style:text-properties officeooo:rsid="008ca779"/>
    </style:style>
    <style:style style:name="T61" style:family="text">
      <style:text-properties officeooo:rsid="008da352"/>
    </style:style>
    <style:style style:name="T62" style:family="text">
      <style:text-properties officeooo:rsid="0091b834"/>
    </style:style>
    <style:style style:name="T63" style:family="text">
      <style:text-properties officeooo:rsid="0093ded7"/>
    </style:style>
    <style:style style:name="T64" style:family="text">
      <style:text-properties officeooo:rsid="0094a44f"/>
    </style:style>
    <style:style style:name="T65" style:family="text">
      <style:text-properties officeooo:rsid="00953c2a"/>
    </style:style>
    <style:style style:name="T66" style:family="text">
      <style:text-properties officeooo:rsid="009a4700"/>
    </style:style>
    <style:style style:name="T67" style:family="text">
      <style:text-properties officeooo:rsid="009dfc79"/>
    </style:style>
    <style:style style:name="T68" style:family="text">
      <style:text-properties officeooo:rsid="00a17cdf"/>
    </style:style>
    <style:style style:name="T69" style:family="text">
      <style:text-properties officeooo:rsid="00a370bd"/>
    </style:style>
    <style:style style:name="T70" style:family="text">
      <style:text-properties officeooo:rsid="00a3b81b"/>
    </style:style>
    <style:style style:name="T71" style:family="text">
      <style:text-properties officeooo:rsid="00a66a8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4"><text:span text:style-name="T47">1</text:span><text:span text:style-name="T46">)Installazione del SO</text:span></text:p>
      <text:p text:style-name="P30"><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text:span><text:span text:style-name="T11">(CTRL destro+T)</text:span><text:span text:style-name="T3">.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5"/>
      <text:list xml:id="list2152198838" text:style-name="L1">
        <text:list-item>
          <text:p text:style-name="P6">Rete con NAT: Vari pc vengono messi nella stessa rete </text:p>
        </text:list-item>
        <text:list-item>
          <text:p text:style-name="P6">Sceda con Bridge: si crea uno switch virtuale e ci si collegano host(macchina ospitante) e quest (VM)</text:p>
        </text:list-item>
        <text:list-item>
          <text:p text:style-name="P6">Rete interna: crea uno switch virtuale ma non collega il guest alla scheda di rete esterna </text:p>
        </text:list-item>
      </text:list>
      <text:p text:style-name="P31"><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31"><text:span text:style-name="T8">-</text:span><text:span text:style-name="T9">La lingua la configuriamo in italiano, </text:span><text:span text:style-name="T10">selezioniamo il “locale” IT_it e IT_iteuro</text:span><text:span text:style-name="T9">con il “locale” definito a ita utf -</text:span><text:span text:style-name="T12">8</text:span><text:span text:style-name="T14">.</text:span></text:p>
      <text:p text:style-name="P32"><text:span text:style-name="T16">Per l</text:span><text:span text:style-name="T14">’</text:span><text:span text:style-name="T13">individuazione della tastiera </text:span><text:span text:style-name="T15">(selezionando la lingua “italiano”)</text:span><text:span text:style-name="T13"> basta premere per far </text:span><text:span text:style-name="T17">in</text:span><text:span text:style-name="T13"> modo che l</text:span><text:span text:style-name="T17">a</text:span><text:span text:style-name="T13"> trovi e l</text:span><text:span text:style-name="T17">a</text:span><text:span text:style-name="T13"> setti come predefinite.</text:span></text:p>
      <text:p text:style-name="P15">Installazione componenti</text:p>
      <text:p text:style-name="P33"><text:span text:style-name="T13">-Nell’istallazione della rete, si lascia decidere l’ip al DHCP e si settano i secondi per il tentativo di connessione col DHCP, in questo caso lo si configura a 3 secondi. </text:span><text:span text:style-name="T18">In seguito verrà chiesto il nome dell’host, si lascia il nome della macchina virtuale. </text:span><text:span text:style-name="T19">Il nome del dominio sarà andoniu.intra</text:span><text:span text:style-name="T20">. E’ stato scelto .intra perché la IANA non vende ancora domini di questo tipo e di conseguenza non ci saranno intralci.</text:span></text:p>
      <text:p text:style-name="P33"><text:span text:style-name="T20">-</text:span><text:span text:style-name="T21">Per la scelta del server di Debian per scaricare i programmi e gli aggiornamenti si sceglie il protocollo HTTP </text:span><text:span text:style-name="T22">e mirror : </text:span><text:a xlink:type="simple" xlink:href="ftp://ftp.it.debian.org/" text:style-name="Internet_20_link" text:visited-style-name="Visited_20_Internet_20_Link"><text:span text:style-name="T22">ftp.it.debian.org</text:span></text:a><text:span text:style-name="T22">. </text:span><text:span text:style-name="T31">Se c’è un server dove è possibile scaricare i pacchetti di aggiornamento inserire il proxy.</text:span></text:p>
      <text:p text:style-name="P33"><text:span text:style-name="T13">-</text:span><text:span text:style-name="T23">La scelta dell’utente implica innanzitutto </text:span><text:span text:style-name="T25">il</text:span><text:span text:style-name="T23"> voler o no abilitare la shadow password. Essa consiste nel mettere la password in un file diverso da quello del nome dell’utente. </text:span><text:span text:style-name="T24">In questo caso scegliamo di SI. </text:span><text:span text:style-name="T26">Come nome utente in questo caso mettiamo “</text:span><text:span text:style-name="T41">U</text:span><text:span text:style-name="T26">tente </text:span><text:span text:style-name="T41">D</text:span><text:span text:style-name="T26">i </text:span><text:span text:style-name="T41">S</text:span><text:span text:style-name="T26">ervizio” e come “nick” mettiamo “uds”. Infine scegliamo e confermiamo la password.</text:span></text:p>
      <text:p text:style-name="P33"><text:span text:style-name="T26">-</text:span><text:span text:style-name="T27">Per configurare l’ora ci richiederà le informazioni della lingua scelte prima. </text:span><text:span text:style-name="T28">Lasciamo il server NTP predefinito, e scegliamo la fascia oraria “Europe/Rome” </text:span><text:span text:style-name="T29">in quanto la UTC </text:span><text:span text:style-name="T30">è si usata nel nostro paese, ma è la UTC+1 d’estate e la UTC+2 in inverno.</text:span></text:p>
      <text:p text:style-name="P33"><text:soft-page-break/><text:span text:style-name="T30">-</text:span><text:span text:style-name="T32">Per partizionare i dischi </text:span><text:span text:style-name="T33">scegliamo l’opzione “SCS13”. </text:span><text:span text:style-name="T34">Alla domanda della creazione della tabella si risponda SI. </text:span><text:span text:style-name="T35">Per il tipo di partizionamento si scelga msdos. </text:span><text:span text:style-name="T36">Si selezioni la partizione appena creata e si scelga “creare una nuova partizione”</text:span></text:p>
      <text:p text:style-name="P34"><text:span text:style-name="T36">Q</text:span><text:span text:style-name="T13">uesta sarà primaria da 4GB, </text:span><text:span text:style-name="T39">punto di mount sarà la root</text:span><text:span text:style-name="T36"> </text:span><text:span text:style-name="T37">punto di mount mettiamo la root, </text:span><text:span text:style-name="T38">opzioni di mount saranno “discard” e “noatime”. </text:span><text:span text:style-name="T40">L’etichetta sarà linuxroot e attiviamo il flag avviabile.</text:span></text:p>
      <text:p text:style-name="P35"><text:span text:style-name="T40">C</text:span><text:span text:style-name="T13">reiamo una seconda partizione da 300MB che sarà usata come area di swap.</text:span></text:p>
      <text:p text:style-name="P16">-<text:span text:style-name="T42">Ora installiamo il </text:span>Sistema di base, <text:span text:style-name="T42">premiamo e partirà l’installazione. Alla richiesta del kernel scegliamo “linux image amd” perché la versione soprà potrebbe avere qualche problema stabilità. Scegliamo i driver generici e concludiamo.</text:span></text:p>
      <text:p text:style-name="P16">-<text:span text:style-name="T43">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p text:style-name="P16">-<text:span text:style-name="T44">Selezione e installazione del software: alla domanda degli aggiornamenti automatici si scelga di non farli, così come non partecipare alla raccolta dati sull’uso dei pacchetti.</text:span></text:p>
      <text:p text:style-name="P17">-<text:span text:style-name="T54">Installare il boot loader GRUB</text:span>: <text:span text:style-name="T45">in quest’ultimo passaggio alla domanda dell’installare il boot loader GRUB su un disco si risponda di SI dal /dev/sda, in quanto serve a selezionare quale SO avviare. E si scelga di NO sull’opzione della forzatura di quest’ultima sul dispositivo rimovibile EFI.</text:span></text:p>
      <text:p text:style-name="P18">Ora si termini l’installazione.</text:p>
      <text:p text:style-name="P28">2)Configurazione</text:p>
      <text:p text:style-name="P19">-<text:span text:style-name="T53">Una volta avviato il SO si faccia il login.</text:span></text:p>
      <text:p text:style-name="P20"><text:span text:style-name="T52">Installazione software</text:span><text:span text:style-name="T71">: </text:span>Per iniziare ad installare bisogna andare in superuser digitando il comando “<text:span text:style-name="T46">su -” </text:span>e inserendo la password.</text:p>
      <text:p text:style-name="P12">Ora installiamo “sudo”= super user do tramite il comando “apt install”, per installare fare “apt install sudo”.</text:p>
      <text:p text:style-name="P26">Installiamo anche “ssh” che ci servirà in futuro tramite la medesima procedura.</text:p>
      <text:p text:style-name="P12">-<text:span text:style-name="T63">Ora avremo bisogno di un router (paragrafo 3) e una macchina che ci farà da server (paragrafo 4)</text:span></text:p>
      <text:p text:style-name="P12">-<text:span text:style-name="T55">Ora però abbiamo bisogno di un gestore di login e di un sistema grafico, e visto che ci siamo installiamo pure il browser. Usando il solito comando “apt install” questa volta si scriva “lightdm mate firefox-esr”. Finita l’installazione per utilizzare firefox in italiano si digiti “apt install firefox-esr-l10n-it”. Ora che l’installazione è finita bisogna riavviare la macchina per poter vedere le modifiche grafiche, si digiti “/etc/init.d/lightdm restart”. Una volta avvenuto il riavvio ci si troverà davanti la GUI installata precedentemente.</text:span></text:p>
      <text:p text:style-name="P12">-<text:span text:style-name="T62">Ora che abbiamo un router (consultare il paragrafo 3) dobbiamo collegarci ad esso. Mentre il client è attivo andate su “macchina-&gt;impostazioni” poi su “rete”. La scheda 1 che è collegata alla rete interna colleghiamola alla rete “LAN”. </text:span></text:p>
      <text:p text:style-name="P12"/>
      <text:p text:style-name="P12"/>
      <text:p text:style-name="P12"/>
      <text:p text:style-name="P29">3)Configurazione Router</text:p>
      <text:p text:style-name="P21">-<text:span text:style-name="T49">Creazione router:</text:span><text:span text:style-name="T65"> </text:span>Per questa parte utilizzeremo “m0n0wall” come software per il nostro router.</text:p>
      <text:p text:style-name="P10">Andando nella schermata di creazione di una nuova macchina si scelga “BSD” come tipo di SO e versione si scelga “BSD 32 bit”,<text:span text:style-name="T56">si scelga un nome</text:span> e si impostino 128 MB di RAM e 64 MB di memoria.</text:p>
      <text:p text:style-name="P11"><text:span text:style-name="T57">Per poter usare l’immagine .iso di m0n0wall una volta creata la macchina si vada su “impostazioni→Archiviazione” e si premendo sul disco “vuoto” e poi sulla stessa immagine alla destra si scelga la iso desiderata.</text:span></text:p>
      <text:p text:style-name="P10"><text:soft-page-break/><text:span text:style-name="T58">-</text:span><text:span text:style-name="T50">Configurazione router:</text:span><text:span text:style-name="T58"> Ora avviando la macchina si prema il solito tasto “F12” per fare il boot e in seguito si prema “c” per avviare il boot dall’iso messa in precedenza. Ora che si è avviata si prema “7” per far partire l’installazione.</text:span></text:p>
      <text:p text:style-name="P10">-<text:span text:style-name="T59">Una volta finita l’installazione si spenga la macchina e si vada nel menù visitato in precedenza. Premendo di nuovo sul disco sulla destra si scelga “Rimuovi disco dal lettore virtuale” per togliere la iso.</text:span></text:p>
      <text:p text:style-name="P10">-<text:span text:style-name="T49">Aggiunta di schede di rete:</text:span><text:span text:style-name="T65"> Ora bisogna configurare le schede di rete. Si vada su “Impostazioni → Rete”, ora sulla scheda 1 si metta nell’opzione “connessa a” la voce “scheda con bridge”. La scheda 2 invece innanzitutto la abilitiamo e poi mettiamo la voce “rete interna” e diamogli il nome di “LAN”. Per concludere si vada sulla scheda 3 e anche qua si scelga “rete interna” e come nome questa volta si dovrà mettere “DMZ”.</text:span></text:p>
      <text:p text:style-name="P10">-<text:span text:style-name="T48">Configurazione schede di rete: </text:span><text:span text:style-name="T64">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em0/1/2”, per capire quale interfaccia è quella giusta tornate nel menù dove abbiamo configurato le schede e premete sulle “avanzate”. Ora controllate le ultime cifre dell’indirizzo MAC e confrontatele con quelle presenti. Ora scegliete quella che abbiamo chiamato “LAN”. Per la WAN invece scegliete quella che abbiamo configurato come “connessa a scheda con bridge”. Infine nella opzionale mettete quella denominata “DMZ”. Il router si riavvierà con le configurazioni appena immesse.</text:span></text:p>
      <text:p text:style-name="P10">-<text:span text:style-name="T48">Regole di Firewall: </text:span><text:span text:style-name="T64">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13">Una volta entrati ci chiederà nome utente e password, esse saranno quelle di default e saranno rispettivamente “admin” e <text:s/>“mono”.</text:p>
      <text:p text:style-name="P8"><text:span text:style-name="T62">Ora andiamo su “firewall→rules” <text:s/>e ci troveremo una sola regola, editiamola premento il pulsante “e” vicino ad essa e spuntiamo l’unica spunta visibile.</text:span></text:p>
      <text:p text:style-name="P14">Ora andiamo su “WAN” sempre nelle rules e creiamo una nuova regola. Nella sezione source mettiamo l’ip della macchina ospitante scegliendo prima “Single host or alias” e come destination “WAN address”. Infine nella descrizione mettiamo “Allow: accesso web a M0n0wall dal pc ospitante” <text:span text:style-name="T66">e salviamo.</text:span></text:p>
      <text:p text:style-name="P22">Ora andiamo su “interfaces→ DMZ” per mettere l’ip della DMZ, in questo caso sarà 192,168,101,1/24 <text:span text:style-name="T67">e infine cambiamo la descrizione e mettiamo “DMZ”.</text:span></text:p>
      <text:p text:style-name="P23">Tornando su “firewall→ rules” selezioniamo la DMZ e aggiungiamo 2 nuove regole.</text:p>
      <text:p text:style-name="P24">La prima <text:span text:style-name="T69">avrà l’azione “block” che sarà selezionabile come prima voce disponibile e </text:span>mettiamo come source “DMZ subnet” e come destinazione “LAN subnet”. La descrizione sarà “Block: DMZ to LAN”.</text:p>
      <text:p text:style-name="P25">La seconda invece avrà <text:span text:style-name="T68">come azione “pass”,</text:span> la source come la precedente e la destinazione sarà “any”. La descrizione sarà DMZ to any.</text:p>
      <text:p text:style-name="P22">-<text:span text:style-name="T51">Configurazione della password d’accesso: </text:span><text:span text:style-name="T70">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27"/>
      <text:p text:style-name="P27"/>
      <text:p text:style-name="P27">4)Configurazione Server </text:p>
      <text:p text:style-name="P7">-Per configurare il server cloneremo il client già a nostra disposizione.</text:p>
      <text:p text:style-name="P7"><text:soft-page-break/><text:span text:style-name="T60">Andiamo nel menù di Virtual Box e andando sul menù a tendina in alto selezioniamo la voce “macchina” e successivamente “clona”. Scegliamo il nome della macchina che si creerà, dove andrà salvata e gli indirizzi MAC, su quest’ultimo scegliamo “Genera nuovi indirizzi MAC per tutte le schede di rete”. <text:s/>Scegliamo l’opzione “clone completo” e partirà la clonazione.</text:span></text:p>
      <text:p text:style-name="P9">-<text:span text:style-name="T62">Il server andrà connesso alla DMZ tramite il metodo usato per il client.</text:span></text:p>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17T15:38:20.820000000</dc:date>
    <meta:editing-duration>PT5H21M4S</meta:editing-duration>
    <meta:editing-cycles>130</meta:editing-cycles>
    <meta:generator>LibreOffice/6.3.1.2$Windows_X86_64 LibreOffice_project/b79626edf0065ac373bd1df5c28bd630b4424273</meta:generator>
    <meta:document-statistic meta:table-count="0" meta:image-count="0" meta:object-count="0" meta:page-count="4" meta:paragraph-count="52" meta:word-count="1750" meta:character-count="10993" meta:non-whitespace-character-count="9291"/>
  </office:meta>
</office:document-meta>
</file>